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Monospace"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fo:language="zxx" fo:country="none" officeooo:rsid="001bce9a" officeooo:paragraph-rsid="001bce9a" style:language-asian="zxx" style:country-asian="none" style:language-complex="zxx" style:country-complex="none"/>
    </style:style>
    <style:style style:name="P2" style:family="paragraph" style:parent-style-name="Standard">
      <style:text-properties style:font-name="Courier" fo:language="zxx" fo:country="none" officeooo:rsid="001c6b15" officeooo:paragraph-rsid="001c6b15" style:language-asian="zxx" style:country-asian="none" style:language-complex="zxx" style:country-complex="none"/>
    </style:style>
    <style:style style:name="P3" style:family="paragraph" style:parent-style-name="Standard">
      <style:text-properties style:font-name="Courier" fo:language="zxx" fo:country="none" officeooo:rsid="001e5824" officeooo:paragraph-rsid="001e5824" style:language-asian="zxx" style:country-asian="none" style:language-complex="zxx" style:country-complex="none"/>
    </style:style>
    <style:style style:name="P4" style:family="paragraph" style:parent-style-name="Standard">
      <style:text-properties style:font-name="Courier" fo:language="zxx" fo:country="none" officeooo:rsid="001f2d85" officeooo:paragraph-rsid="001f2d85" style:language-asian="zxx" style:country-asian="none" style:language-complex="zxx" style:country-complex="none"/>
    </style:style>
    <style:style style:name="P5" style:family="paragraph" style:parent-style-name="Standard">
      <style:text-properties style:font-name="Courier" fo:language="zxx" fo:country="none" officeooo:rsid="001f35a3" officeooo:paragraph-rsid="001f35a3" style:language-asian="zxx" style:country-asian="none" style:language-complex="zxx" style:country-complex="none"/>
    </style:style>
    <style:style style:name="P6" style:family="paragraph" style:parent-style-name="Standard">
      <style:text-properties style:font-name="Courier" fo:language="zxx" fo:country="none" officeooo:rsid="00238e6a" officeooo:paragraph-rsid="00238e6a" style:language-asian="zxx" style:country-asian="none" style:language-complex="zxx" style:country-complex="none"/>
    </style:style>
    <style:style style:name="P7" style:family="paragraph" style:parent-style-name="Standard">
      <style:text-properties style:font-name="Courier" fo:language="zxx" fo:country="none" officeooo:rsid="00319dc3" officeooo:paragraph-rsid="00319dc3" style:language-asian="zxx" style:country-asian="none" style:language-complex="zxx" style:country-complex="none"/>
    </style:style>
    <style:style style:name="P8" style:family="paragraph" style:parent-style-name="Standard">
      <style:text-properties style:font-name="Courier" fo:language="zxx" fo:country="none" officeooo:rsid="0033e744" officeooo:paragraph-rsid="00345a6e" style:language-asian="zxx" style:country-asian="none" style:language-complex="zxx" style:country-complex="none"/>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break-before="page"/>
      <style:text-properties style:font-name="Courier" fo:language="zxx" fo:country="none" officeooo:rsid="001f35a3" officeooo:paragraph-rsid="001f35a3" style:language-asian="zxx" style:country-asian="none" style:language-complex="zxx" style:country-complex="none"/>
    </style:style>
    <style:style style:name="P11" style:family="paragraph" style:parent-style-name="Standard" style:list-style-name="L1">
      <style:text-properties style:font-name="Courier" fo:language="zxx" fo:country="none" officeooo:rsid="001bce9a" officeooo:paragraph-rsid="001bce9a" style:language-asian="zxx" style:country-asian="none" style:language-complex="zxx" style:country-complex="none"/>
    </style:style>
    <style:style style:name="P12" style:family="paragraph" style:parent-style-name="Standard" style:list-style-name="L2">
      <style:text-properties style:font-name="Courier" fo:language="zxx" fo:country="none" officeooo:rsid="001bce9a" officeooo:paragraph-rsid="001bce9a" style:language-asian="zxx" style:country-asian="none" style:language-complex="zxx" style:country-complex="none"/>
    </style:style>
    <style:style style:name="P13" style:family="paragraph" style:parent-style-name="Standard" style:list-style-name="L3">
      <style:text-properties style:font-name="Courier" fo:language="zxx" fo:country="none" officeooo:rsid="001c6b15" officeooo:paragraph-rsid="001c6b15" style:language-asian="zxx" style:country-asian="none" style:language-complex="zxx" style:country-complex="none"/>
    </style:style>
    <style:style style:name="P14" style:family="paragraph" style:parent-style-name="Standard" style:list-style-name="L3">
      <style:text-properties style:font-name="Courier" fo:language="zxx" fo:country="none" officeooo:rsid="001f2d85" officeooo:paragraph-rsid="001f2d85" style:language-asian="zxx" style:country-asian="none" style:language-complex="zxx" style:country-complex="none"/>
    </style:style>
    <style:style style:name="P15" style:family="paragraph" style:parent-style-name="Standard" style:list-style-name="L6">
      <style:text-properties style:font-name="Courier" fo:language="zxx" fo:country="none" officeooo:rsid="001f2d85" officeooo:paragraph-rsid="001f2d85" style:language-asian="zxx" style:country-asian="none" style:language-complex="zxx" style:country-complex="none"/>
    </style:style>
    <style:style style:name="P16" style:family="paragraph" style:parent-style-name="Standard" style:list-style-name="L9">
      <style:text-properties style:font-name="Courier" fo:language="zxx" fo:country="none" officeooo:rsid="001f2d85" officeooo:paragraph-rsid="001f2d85" style:language-asian="zxx" style:country-asian="none" style:language-complex="zxx" style:country-complex="none"/>
    </style:style>
    <style:style style:name="P17" style:family="paragraph" style:parent-style-name="Standard" style:list-style-name="L4">
      <style:text-properties style:font-name="Courier" fo:language="zxx" fo:country="none" officeooo:rsid="001e5824" officeooo:paragraph-rsid="001e5824" style:language-asian="zxx" style:country-asian="none" style:language-complex="zxx" style:country-complex="none"/>
    </style:style>
    <style:style style:name="P18" style:family="paragraph" style:parent-style-name="Standard" style:list-style-name="L5">
      <style:text-properties style:font-name="Courier" fo:language="zxx" fo:country="none" officeooo:rsid="001e5824" officeooo:paragraph-rsid="001e5824" style:language-asian="zxx" style:country-asian="none" style:language-complex="zxx" style:country-complex="none"/>
    </style:style>
    <style:style style:name="P19" style:family="paragraph" style:parent-style-name="Standard" style:list-style-name="L9">
      <style:text-properties style:font-name="Courier" fo:language="zxx" fo:country="none" officeooo:rsid="001e5824" officeooo:paragraph-rsid="001e5824" style:language-asian="zxx" style:country-asian="none" style:language-complex="zxx" style:country-complex="none"/>
    </style:style>
    <style:style style:name="P20" style:family="paragraph" style:parent-style-name="Standard" style:list-style-name="L7">
      <style:text-properties style:font-name="Courier" fo:language="zxx" fo:country="none" officeooo:rsid="001f35a3" officeooo:paragraph-rsid="001f35a3" style:language-asian="zxx" style:country-asian="none" style:language-complex="zxx" style:country-complex="none"/>
    </style:style>
    <style:style style:name="P21" style:family="paragraph" style:parent-style-name="Standard" style:list-style-name="L10">
      <style:text-properties style:font-name="Courier" fo:language="zxx" fo:country="none" officeooo:rsid="001f35a3" officeooo:paragraph-rsid="001f35a3" style:language-asian="zxx" style:country-asian="none" style:language-complex="zxx" style:country-complex="none"/>
    </style:style>
    <style:style style:name="P22" style:family="paragraph" style:parent-style-name="Standard" style:list-style-name="L8">
      <style:text-properties style:font-name="Courier" fo:language="zxx" fo:country="none" officeooo:rsid="00238e6a" officeooo:paragraph-rsid="00238e6a" style:language-asian="zxx" style:country-asian="none" style:language-complex="zxx" style:country-complex="none"/>
    </style:style>
    <style:style style:name="P23" style:family="paragraph" style:parent-style-name="Standard" style:list-style-name="L10">
      <style:text-properties style:font-name="Courier" fo:language="zxx" fo:country="none" officeooo:rsid="0020c2da" officeooo:paragraph-rsid="0020c2da" style:language-asian="zxx" style:country-asian="none" style:language-complex="zxx" style:country-complex="none"/>
    </style:style>
    <style:style style:name="P24" style:family="paragraph" style:parent-style-name="Standard" style:list-style-name="L10">
      <style:text-properties style:font-name="Courier" fo:language="zxx" fo:country="none" officeooo:rsid="001f4cff" officeooo:paragraph-rsid="001f4cff" style:language-asian="zxx" style:country-asian="none" style:language-complex="zxx" style:country-complex="none"/>
    </style:style>
    <style:style style:name="P25" style:family="paragraph" style:parent-style-name="Standard" style:list-style-name="L10">
      <style:text-properties style:font-name="Courier" fo:language="zxx" fo:country="none" officeooo:rsid="00237603" officeooo:paragraph-rsid="00237603" style:language-asian="zxx" style:country-asian="none" style:language-complex="zxx" style:country-complex="none"/>
    </style:style>
    <style:style style:name="P26" style:family="paragraph" style:parent-style-name="Standard" style:list-style-name="L10">
      <style:text-properties style:font-name="Courier" fo:language="zxx" fo:country="none" officeooo:rsid="0026f601" officeooo:paragraph-rsid="0026f601" style:language-asian="zxx" style:country-asian="none" style:language-complex="zxx" style:country-complex="none"/>
    </style:style>
    <style:style style:name="P27" style:family="paragraph" style:parent-style-name="Standard" style:list-style-name="L10">
      <style:text-properties style:font-name="Courier" fo:language="zxx" fo:country="none" officeooo:rsid="002e1d78" officeooo:paragraph-rsid="002e1d78" style:language-asian="zxx" style:country-asian="none" style:language-complex="zxx" style:country-complex="none"/>
    </style:style>
    <style:style style:name="P28" style:family="paragraph" style:parent-style-name="Standard" style:list-style-name="L10">
      <style:text-properties style:font-name="Courier" fo:language="zxx" fo:country="none" officeooo:rsid="00343875" officeooo:paragraph-rsid="00345a6e" style:language-asian="zxx" style:country-asian="none" style:language-complex="zxx" style:country-complex="none"/>
    </style:style>
    <style:style style:name="P29" style:family="paragraph" style:parent-style-name="Standard" style:list-style-name="L11">
      <style:text-properties style:font-name="Courier" fo:language="zxx" fo:country="none" officeooo:rsid="00343875" officeooo:paragraph-rsid="00343875" style:language-asian="zxx" style:country-asian="none" style:language-complex="zxx" style:country-complex="none"/>
    </style:style>
    <style:style style:name="P30" style:family="paragraph" style:parent-style-name="Standard" style:list-style-name="L10">
      <style:text-properties style:font-name="Courier" fo:language="zxx" fo:country="none" officeooo:rsid="0033e744" officeooo:paragraph-rsid="00345a6e" style:language-asian="zxx" style:country-asian="none" style:language-complex="zxx" style:country-complex="none"/>
    </style:style>
    <style:style style:name="P31" style:family="paragraph" style:parent-style-name="Standard">
      <style:text-properties style:font-name="Courier" fo:language="zxx" fo:country="none" officeooo:rsid="00309dd0" officeooo:paragraph-rsid="00345a6e" style:language-asian="zxx" style:country-asian="none" style:language-complex="zxx" style:country-complex="none"/>
    </style:style>
    <style:style style:name="P32" style:family="paragraph" style:parent-style-name="Standard" style:list-style-name="L11">
      <style:text-properties style:font-name="Courier" fo:language="zxx" fo:country="none" officeooo:rsid="00309dd0" officeooo:paragraph-rsid="00309dd0" style:language-asian="zxx" style:country-asian="none" style:language-complex="zxx" style:country-complex="none"/>
    </style:style>
    <style:style style:name="P33" style:family="paragraph" style:parent-style-name="Standard" style:list-style-name="L11">
      <style:text-properties style:font-name="Courier" fo:language="zxx" fo:country="none" officeooo:rsid="00309dd0" officeooo:paragraph-rsid="00319dc3" style:language-asian="zxx" style:country-asian="none" style:language-complex="zxx" style:country-complex="none"/>
    </style:style>
    <style:style style:name="P34" style:family="paragraph" style:parent-style-name="Standard" style:list-style-name="L11">
      <style:text-properties style:font-name="Courier" fo:language="zxx" fo:country="none" officeooo:rsid="00319dc3" officeooo:paragraph-rsid="00319dc3" style:language-asian="zxx" style:country-asian="none" style:language-complex="zxx" style:country-complex="none"/>
    </style:style>
    <style:style style:name="P35" style:family="paragraph" style:parent-style-name="Standard" style:list-style-name="L11">
      <style:text-properties style:font-name="Courier" fo:language="zxx" fo:country="none" officeooo:rsid="00338969" officeooo:paragraph-rsid="00338969" style:language-asian="zxx" style:country-asian="none" style:language-complex="zxx" style:country-complex="none"/>
    </style:style>
    <style:style style:name="P36" style:family="paragraph" style:parent-style-name="Standard" style:list-style-name="L11">
      <style:text-properties style:font-name="Courier" fo:language="zxx" fo:country="none" officeooo:rsid="00369c8b" officeooo:paragraph-rsid="00369c8b" style:language-asian="zxx" style:country-asian="none" style:language-complex="zxx" style:country-complex="none"/>
    </style:style>
    <style:style style:name="P37" style:family="paragraph" style:parent-style-name="Standard" style:list-style-name="L3">
      <style:text-properties fo:font-size="10pt" style:font-size-asian="10pt" style:font-size-complex="10pt"/>
    </style:style>
    <style:style style:name="P38" style:family="paragraph" style:parent-style-name="Standard" style:list-style-name="L3">
      <style:text-properties fo:font-size="10pt" fo:font-weight="normal" style:font-size-asian="10pt" style:font-weight-asian="normal" style:font-size-complex="10pt" style:font-weight-complex="normal"/>
    </style:style>
    <style:style style:name="P39" style:family="paragraph" style:parent-style-name="Standard" style:list-style-name="L10">
      <style:text-properties officeooo:paragraph-rsid="00237603"/>
    </style:style>
    <style:style style:name="P40" style:family="paragraph" style:parent-style-name="Standard" style:list-style-name="L10">
      <style:text-properties officeooo:paragraph-rsid="00238e6a"/>
    </style:style>
    <style:style style:name="P41" style:family="paragraph" style:parent-style-name="Standard" style:list-style-name="L10">
      <style:text-properties officeooo:paragraph-rsid="00276fac"/>
    </style:style>
    <style:style style:name="P42" style:family="paragraph" style:parent-style-name="Standard" style:list-style-name="L10">
      <style:text-properties officeooo:paragraph-rsid="0026f601"/>
    </style:style>
    <style:style style:name="P43" style:family="paragraph" style:parent-style-name="Standard" style:list-style-name="L10">
      <style:text-properties officeooo:paragraph-rsid="0027f52a"/>
    </style:style>
    <style:style style:name="P44" style:family="paragraph" style:parent-style-name="Standard" style:list-style-name="L10">
      <style:text-properties officeooo:paragraph-rsid="002b429b"/>
    </style:style>
    <style:style style:name="P45" style:family="paragraph" style:parent-style-name="Standard" style:list-style-name="L10">
      <style:text-properties officeooo:rsid="0029b149" officeooo:paragraph-rsid="0029b149"/>
    </style:style>
    <style:style style:name="P46" style:family="paragraph" style:parent-style-name="Standard" style:list-style-name="L10">
      <style:text-properties officeooo:rsid="002ee20e" officeooo:paragraph-rsid="002ee20e"/>
    </style:style>
    <style:style style:name="P47" style:family="paragraph" style:parent-style-name="Standard" style:list-style-name="L11">
      <style:text-properties officeooo:paragraph-rsid="00319dc3"/>
    </style:style>
    <style:style style:name="P48" style:family="paragraph" style:parent-style-name="Standard" style:list-style-name="L10">
      <style:paragraph-properties fo:break-before="page"/>
      <style:text-properties style:font-name="Courier" fo:language="zxx" fo:country="none" officeooo:rsid="0033e744" officeooo:paragraph-rsid="00345a6e" style:language-asian="zxx" style:country-asian="none" style:language-complex="zxx" style:country-complex="none"/>
    </style:style>
    <style:style style:name="T1" style:family="text">
      <style:text-properties officeooo:rsid="001c6b15"/>
    </style:style>
    <style:style style:name="T2" style:family="text">
      <style:text-properties fo:color="#005032" style:font-name="Monospace1"/>
    </style:style>
    <style:style style:name="T3" style:family="text">
      <style:text-properties fo:color="#005032" style:font-name="Monospace1" fo:font-size="10pt" style:font-size-asian="10pt"/>
    </style:style>
    <style:style style:name="T4" style:family="text">
      <style:text-properties fo:color="#005032" style:font-name="Monospace1" fo:language="zxx" fo:country="none" officeooo:rsid="001c6b15" style:language-asian="zxx" style:country-asian="none" style:language-complex="zxx" style:country-complex="none"/>
    </style:style>
    <style:style style:name="T5" style:family="text">
      <style:text-properties officeooo:rsid="0020c2da"/>
    </style:style>
    <style:style style:name="T6" style:family="text">
      <style:text-properties fo:color="#7f0055" style:font-name="Monospace1" fo:font-size="10pt" fo:font-weight="bold" style:font-size-asian="10pt" style:font-weight-asian="bold"/>
    </style:style>
    <style:style style:name="T7" style:family="text">
      <style:text-properties fo:color="#7f0055" style:font-name="Monospace1" fo:language="zxx" fo:country="none" officeooo:rsid="001c6b15" style:language-asian="zxx" style:country-asian="none" style:language-complex="zxx" style:country-complex="none"/>
    </style:style>
    <style:style style:name="T8" style:family="text">
      <style:text-properties fo:color="#7f0055" style:font-name="Monospace1" fo:font-weight="bold" style:font-weight-asian="bold"/>
    </style:style>
    <style:style style:name="T9" style:family="text">
      <style:text-properties fo:color="#000000" style:font-name="Monospace1"/>
    </style:style>
    <style:style style:name="T10" style:family="text">
      <style:text-properties fo:color="#000000" style:font-name="Monospace1" fo:font-size="10pt" style:font-size-asian="10pt"/>
    </style:style>
    <style:style style:name="T11" style:family="text">
      <style:text-properties fo:color="#000000" style:font-name="Monospace1" fo:font-size="10pt" fo:font-weight="bold" style:font-size-asian="10pt" style:font-weight-asian="bold"/>
    </style:style>
    <style:style style:name="T12" style:family="text">
      <style:text-properties fo:color="#000000" style:font-name="Monospace1" fo:font-size="10pt" fo:font-style="italic" style:font-size-asian="10pt" style:font-style-asian="italic"/>
    </style:style>
    <style:style style:name="T13" style:family="text">
      <style:text-properties fo:color="#000000" style:font-name="Monospace1" fo:font-size="10pt" fo:font-style="italic" officeooo:rsid="00276fac" style:font-size-asian="10pt" style:font-style-asian="italic"/>
    </style:style>
    <style:style style:name="T14" style:family="text">
      <style:text-properties fo:color="#000000" style:font-name="Monospace1" fo:language="zxx" fo:country="none" officeooo:rsid="001c6b15" style:language-asian="zxx" style:country-asian="none" style:language-complex="zxx" style:country-complex="none"/>
    </style:style>
    <style:style style:name="T15" style:family="text">
      <style:text-properties fo:color="#000000" style:font-name="Monospace1" fo:language="zxx" fo:country="none" officeooo:rsid="0021a04f" style:language-asian="zxx" style:country-asian="none" style:language-complex="zxx" style:country-complex="none"/>
    </style:style>
    <style:style style:name="T16" style:family="text">
      <style:text-properties fo:color="#000000" style:font-name="Monospace1" fo:font-weight="bold" style:font-weight-asian="bold"/>
    </style:style>
    <style:style style:name="T17" style:family="text">
      <style:text-properties fo:color="#000000" style:font-name="Monospace1" officeooo:rsid="00237603"/>
    </style:style>
    <style:style style:name="T18" style:family="text">
      <style:text-properties style:font-name="Courier" fo:language="zxx" fo:country="none" style:language-asian="zxx" style:country-asian="none" style:language-complex="zxx" style:country-complex="none"/>
    </style:style>
    <style:style style:name="T19" style:family="text">
      <style:text-properties style:font-name="Courier" fo:language="zxx" fo:country="none" officeooo:rsid="00237603" style:language-asian="zxx" style:country-asian="none" style:language-complex="zxx" style:country-complex="none"/>
    </style:style>
    <style:style style:name="T20" style:family="text">
      <style:text-properties style:font-name="Courier" fo:language="zxx" fo:country="none" officeooo:rsid="00238e6a" style:language-asian="zxx" style:country-asian="none" style:language-complex="zxx" style:country-complex="none"/>
    </style:style>
    <style:style style:name="T21" style:family="text">
      <style:text-properties style:font-name="Courier" fo:language="zxx" fo:country="none" officeooo:rsid="0026f601" style:language-asian="zxx" style:country-asian="none" style:language-complex="zxx" style:country-complex="none"/>
    </style:style>
    <style:style style:name="T22" style:family="text">
      <style:text-properties style:font-name="Courier" fo:language="zxx" fo:country="none" officeooo:rsid="0025051d" style:language-asian="zxx" style:country-asian="none" style:language-complex="zxx" style:country-complex="none"/>
    </style:style>
    <style:style style:name="T23" style:family="text">
      <style:text-properties style:font-name="Courier" fo:language="zxx" fo:country="none" officeooo:rsid="00276fac" style:language-asian="zxx" style:country-asian="none" style:language-complex="zxx" style:country-complex="none"/>
    </style:style>
    <style:style style:name="T24" style:family="text">
      <style:text-properties style:font-name="Courier" fo:language="zxx" fo:country="none" officeooo:rsid="0027f52a" style:language-asian="zxx" style:country-asian="none" style:language-complex="zxx" style:country-complex="none"/>
    </style:style>
    <style:style style:name="T25" style:family="text">
      <style:text-properties style:font-name="Courier" fo:language="zxx" fo:country="none" officeooo:rsid="002b429b" style:language-asian="zxx" style:country-asian="none" style:language-complex="zxx" style:country-complex="none"/>
    </style:style>
    <style:style style:name="T26" style:family="text">
      <style:text-properties style:font-name="Monospace" fo:language="zxx" fo:country="none" style:language-asian="zxx" style:country-asian="none" style:language-complex="zxx" style:country-complex="none"/>
    </style:style>
    <style:style style:name="T27" style:family="text">
      <style:text-properties fo:color="#642880" style:font-name="Monospace1" fo:font-size="10pt" fo:font-weight="bold" style:font-size-asian="10pt" style:font-weight-asian="bold"/>
    </style:style>
    <style:style style:name="T28" style:family="text">
      <style:text-properties officeooo:rsid="00238e6a"/>
    </style:style>
    <style:style style:name="T29" style:family="text">
      <style:text-properties fo:color="#3f7f5f" style:font-name="Monospace1" fo:font-size="10pt" style:font-size-asian="10pt"/>
    </style:style>
    <style:style style:name="T30" style:family="text">
      <style:text-properties fo:color="#3f7f5f" style:font-name="Monospace1" fo:font-size="10pt" style:text-underline-style="solid" style:text-underline-width="auto" style:text-underline-color="font-color" style:font-size-asian="10pt"/>
    </style:style>
    <style:style style:name="T31" style:family="text">
      <style:text-properties fo:font-weight="bold" officeooo:rsid="00238e6a" style:font-weight-asian="bold" style:font-weight-complex="bold"/>
    </style:style>
    <style:style style:name="T32" style:family="text">
      <style:text-properties officeooo:rsid="0025051d"/>
    </style:style>
    <style:style style:name="T33" style:family="text">
      <style:text-properties fo:color="#0000c0" style:font-name="Monospace1" fo:font-size="10pt" fo:font-style="italic" style:font-size-asian="10pt" style:font-style-asian="italic"/>
    </style:style>
    <style:style style:name="T34" style:family="text">
      <style:text-properties fo:color="#0000c0" style:font-name="Monospace1" fo:font-size="10pt" style:font-size-asian="10pt"/>
    </style:style>
    <style:style style:name="T35" style:family="text">
      <style:text-properties officeooo:rsid="002d22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h</text:p>
      <text:list xml:id="list2812148330987187514" text:style-name="L1">
        <text:list-item>
          <text:p text:style-name="P11">struct map_cell_t: occupancy grid cell</text:p>
        </text:list-item>
        <text:list-item>
          <text:p text:style-name="P11">struct map_t: map representation</text:p>
        </text:list-item>
      </text:list>
      <text:p text:style-name="P1"/>
      <text:p text:style-name="P1">pf_vector.h</text:p>
      <text:list xml:id="list4402058383249967534" text:style-name="L2">
        <text:list-item>
          <text:p text:style-name="P12">pf_vector_t: vektor<text:span text:style-name="T1">[3]</text:span> functions</text:p>
        </text:list-item>
        <text:list-item>
          <text:p text:style-name="P12">pf_matrix_t: matrix functions</text:p>
        </text:list-item>
      </text:list>
      <text:p text:style-name="P1"/>
      <text:p text:style-name="P2">pf.h</text:p>
      <text:list xml:id="list2117084115388638440" text:style-name="L3">
        <text:list-item>
          <text:p text:style-name="P37"><text:span text:style-name="T7">typedef</text:span><text:span text:style-name="T14"> </text:span><text:span text:style-name="T4">pf_vector_t</text:span><text:span text:style-name="T14"> (*</text:span><text:span text:style-name="T4">pf_init_model_fn_t</text:span><text:span text:style-name="T14">) (</text:span><text:span text:style-name="T7">void</text:span><text:span text:style-name="T14"> *init_data);</text:span><text:span text:style-name="T15"><text:line-break/></text:span><text:span text:style-name="T26">fuctionpointer called: pf_init_model_fn_t<text:line-break/>params: void *<text:line-break/>returns: pf_vector_t</text:span></text:p>
        </text:list-item>
        <text:list-item>
          <text:p text:style-name="P38"><text:span text:style-name="T8">void</text:span><text:span text:style-name="T9"> </text:span><text:span text:style-name="T16">pf_init_model</text:span><text:span text:style-name="T9">(</text:span><text:span text:style-name="T2">pf_t</text:span><text:span text:style-name="T9"> *pf, </text:span><text:span text:style-name="T2">pf_init_model_fn_t</text:span><text:span text:style-name="T9"> init_fn, </text:span><text:span text:style-name="T8">void</text:span><text:span text:style-name="T9"> *init_data); →</text:span><text:span text:style-name="T17"> init pf with this functionpointer</text:span></text:p>
        </text:list-item>
        <text:list-item>
          <text:p text:style-name="P13">pf_sample_t: sample with pose and weight</text:p>
        </text:list-item>
        <text:list-item>
          <text:p text:style-name="P13">pf_cluster_t: a cluster with samples in it</text:p>
        </text:list-item>
        <text:list-item>
          <text:p text:style-name="P13">pf_sample_set_t: description of a sample set (a particle coud)</text:p>
        </text:list-item>
        <text:list-item>
          <text:p text:style-name="P14">pf_t: information of the whole filter (Parametersatz)</text:p>
        </text:list-item>
      </text:list>
      <text:p text:style-name="P2"/>
      <text:p text:style-name="P3">pf_pdf.h</text:p>
      <text:list xml:id="list4706137312455649630" text:style-name="L4">
        <text:list-item>
          <text:p text:style-name="P17">pf_pdf_gaussian_t: representation of a gaussian pdf</text:p>
        </text:list-item>
      </text:list>
      <text:p text:style-name="P3"/>
      <text:p text:style-name="P3">pf_kdtree.h</text:p>
      <text:list xml:id="list3107843825965195926" text:style-name="L5">
        <text:list-item>
          <text:p text:style-name="P18">pfkdtree_node_t: one node witch child pointers</text:p>
        </text:list-item>
        <text:list-item>
          <text:p text:style-name="P18">pf_kdtree_t: representation of a kdtree with its root node pointer</text:p>
        </text:list-item>
      </text:list>
      <text:p text:style-name="P2"/>
      <text:p text:style-name="P4">eig3.h</text:p>
      <text:list xml:id="list9038079393735703463" text:style-name="L6">
        <text:list-item>
          <text:p text:style-name="P15">eigen_decomposition: eigenwertzerlegung 3x3 mat.</text:p>
        </text:list-item>
      </text:list>
      <text:p text:style-name="P4"/>
      <text:p text:style-name="P5">amcl_sensor.h</text:p>
      <text:list xml:id="list3168902325664403300" text:style-name="L7">
        <text:list-item>
          <text:p text:style-name="P20">AMCLSensor: base sensor class; splitted into action and sonsor model</text:p>
        </text:list-item>
        <text:list-item>
          <text:p text:style-name="P20">AMCLSensorData: not a container for data – just a sensor pointer and a timestamp</text:p>
        </text:list-item>
      </text:list>
      <text:p text:style-name="P2"/>
      <text:p text:style-name="P6">amcl_node.cpp (no header here)</text:p>
      <text:list xml:id="list275496886108477173" text:style-name="L8">
        <text:list-item>
          <text:p text:style-name="P22">amcl_hyp_t: <text:span text:style-name="T32">a pose hypothesis</text:span></text:p>
        </text:list-item>
      </text:list>
      <text:p text:style-name="P2"/>
      <text:p text:style-name="P3">symbols</text:p>
      <text:list xml:id="list171311384087098300" text:style-name="L9">
        <text:list-item>
          <text:p text:style-name="P19">x = x; cx = cov(x); cxi = cov^-1(x); cxdet = det(cov(x))</text:p>
        </text:list-item>
        <text:list-item>
          <text:p text:style-name="P16">CEP: Streuradius, 50% der samples innerhalb des Radius</text:p>
        </text:list-item>
        <text:list-item>
          <text:p text:style-name="P16">*_<text:span text:style-name="T28">t means its a "</text:span><text:span text:style-name="T31">t</text:span><text:span text:style-name="T28">ype"</text:span></text:p>
        </text:list-item>
      </text:list>
      <text:p text:style-name="P5"/>
      <text:p text:style-name="P5"/>
      <text:p text:style-name="P10">notes</text:p>
      <text:list xml:id="list6281699357438096511" text:style-name="L10">
        <text:list-item>
          <text:p text:style-name="P21">ab amcl_sensor ist es c++, davor c</text:p>
        </text:list-item>
        <text:list-item>
          <text:p text:style-name="P21">no ros data types e.g. time is double</text:p>
        </text:list-item>
        <text:list-item>
          <text:p text:style-name="P23">Es gibt abstrakte sensor klassen, die es ermöglichen verschiedene Sensoren und Sensormodelle einzubinden.</text:p>
        </text:list-item>
        <text:list-item>
          <text:p text:style-name="P24">Die Sensoren haben direkten Zugriff auf die Partikelwolke und integrieren ihr Measurement selbst in die Wolke. UpdateSensor aktualisiert den Filter. An Update Sensor wird der g<text:span text:style-name="T35">e</text:span>samte Filter übergeben, so ist der Sensor frei in der Update funktion der Wolke. --<text:span text:style-name="T5">&gt; same with updateAction</text:span></text:p>
        </text:list-item>
        <text:list-item>
          <text:p text:style-name="P39"><text:span text:style-name="T19">Use </text:span><text:span text:style-name="T27">srand48</text:span><text:span text:style-name="T10">(</text:span><text:span text:style-name="T27">time</text:span><text:span text:style-name="T10">(NULL));</text:span><text:span text:style-name="T19"> for random numbers</text:span></text:p>
        </text:list-item>
        <text:list-item>
          <text:p text:style-name="P25">a sampleSet holds its own kd-tree</text:p>
        </text:list-item>
        <text:list-item>
          <text:p text:style-name="P40"><text:span text:style-name="T19">Die Funktionszeiger sind dazu da, um den Filter mit einer beliebigen Funktion zu initialisieren. Wenn </text:span><text:span text:style-name="T11">pf_init </text:span><text:span text:style-name="T19">statt </text:span><text:span text:style-name="T11">pf_init_model </text:span><text:span text:style-name="T19">genutzt wird, wird der function pointer nicht verwendet. Es ist eine art Benutzerschnittstelle zum Erweitern. </text:span><text:span text:style-name="T20">Das ist nicht so bei </text:span><text:span text:style-name="T3">pf_sensor_model_fn_t </text:span><text:span text:style-name="T20">und </text:span><text:span text:style-name="T3">pf_action_model_fn_t</text:span><text:span text:style-name="T20">.</text:span></text:p>
        </text:list-item>
        <text:list-item>
          <text:p text:style-name="P41"><text:span text:style-name="T20">H</text:span><text:span text:style-name="T23">ier ist der Teil für init_model im amcl_node; die Funktion wird einfach eingehägt: <text:line-break/></text:span><text:span text:style-name="T10">(</text:span><text:span text:style-name="T3">pf_init_model_fn_t</text:span><text:span text:style-name="T10">)</text:span><text:span text:style-name="T3">AmclNode</text:span><text:span text:style-name="T10">::</text:span><text:span text:style-name="T12">uniformPoseGenerato</text:span><text:span text:style-name="T13">r</text:span></text:p>
        </text:list-item>
        <text:list-item>
          <text:p text:style-name="P40"><text:span text:style-name="T20">Interesting comment: <text:line-break/></text:span><text:span text:style-name="T29">// Can't (easily) combine low-variance sampler with KLD adaptive</text:span></text:p>
        </text:list-item>
      </text:list>
      <text:p text:style-name="P9"><text:span text:style-name="T10"><text:s text:c="6"/></text:span><text:span text:style-name="T29">// sampling, so we'll take the more traditional route.</text:span></text:p>
      <text:p text:style-name="P9"><text:span text:style-name="T10"><text:s text:c="6"/></text:span><text:span text:style-name="T29">/*</text:span></text:p>
      <text:p text:style-name="P9"><text:span text:style-name="T29"><text:s text:c="6"/>// Low-variance </text:span><text:span text:style-name="T30">resampler</text:span><text:span text:style-name="T29">, taken from Probabilistic Robotics, p110</text:span></text:p>
      <text:list xml:id="list13307743771721" text:continue-numbering="true" text:style-name="L10">
        <text:list-item>
          <text:p text:style-name="P42"><text:span text:style-name="T22">using std::pair for tupels <text:line-break/></text:span><text:span text:style-name="T21">e.g. </text:span><text:span text:style-name="T10">std::</text:span><text:span text:style-name="T3">vector</text:span><text:span text:style-name="T10">&lt;std::</text:span><text:span text:style-name="T3">pair</text:span><text:span text:style-name="T10">&lt;</text:span><text:span text:style-name="T6">int</text:span><text:span text:style-name="T10">,</text:span><text:span text:style-name="T6">int</text:span><text:span text:style-name="T10">&gt; &gt; </text:span><text:span text:style-name="T33">AmclNode::free_space_indices</text:span><text:span text:style-name="T10">;</text:span><text:span text:style-name="T21">.</text:span></text:p>
        </text:list-item>
        <text:list-item>
          <text:p text:style-name="P26">Use a shared pointer from boost to make the amcl node available in the sigint handler to save last pose!? <text:span text:style-name="T35">Ich denke er braucht das, um die Pose zu speichern bevor er rosShutdown im eigenen sigint handler aufruft. Sonst hat er keinen Zugriff auf die Klasse im Sigint handler.</text:span></text:p>
        </text:list-item>
        <text:list-item>
          <text:p text:style-name="P42"><text:span text:style-name="T21">Its possible to initialize booleans and integers in init list of constructor like </text:span><text:span text:style-name="T34">resample_count_</text:span><text:span text:style-name="T10">(0)</text:span><text:span text:style-name="T21">.</text:span></text:p>
        </text:list-item>
        <text:list-item>
          <text:p text:style-name="P43"><text:span text:style-name="T21">W</text:span><text:span text:style-name="T24">enn er die Map bekommt, initialisiert er den Filter: </text:span><text:span text:style-name="T11">AmclNode::handleMapMessage</text:span></text:p>
        </text:list-item>
        <text:list-item>
          <text:p text:style-name="P45"><text:span text:style-name="T18">UpdateAction in amcl_odom.cpp nutzt die function prototypes nicht; Update</text:span><text:span text:style-name="T25">Sensor</text:span><text:span text:style-name="T18"> in amcl_laser.cpp schon!</text:span></text:p>
        </text:list-item>
        <text:list-item>
          <text:p text:style-name="P44"><text:span text:style-name="T25">Die Funktionen für den Filter sind nicht in der Filter Klasse eingebunden (warsch weil pf in c geschrieben ist): <text:line-break/></text:span><text:span text:style-name="T6">void</text:span><text:span text:style-name="T10"> </text:span><text:span text:style-name="T11">pf_update_resample</text:span><text:span text:style-name="T10">(</text:span><text:span text:style-name="T3">pf_t</text:span><text:span text:style-name="T10"> *pf);</text:span><text:span text:style-name="T25">.</text:span></text:p>
        </text:list-item>
        <text:list-item>
          <text:p text:style-name="P46"><text:span text:style-name="T25">W</text:span><text:span text:style-name="T18">enn der dynamic reconfigure callback kommt, wird im amcl der filter neu initialisiert</text:span></text:p>
        </text:list-item>
        <text:list-item>
          <text:p text:style-name="P27">Wenn wir dynamik reconfigure nutzen, wird das erst im Node sichtbar. Durch Methoden wir setNumSamples oder readConfiguration wird der Filter damit beaufschlagt!?</text:p>
        </text:list-item>
        <text:list-item>
          <text:p text:style-name="P28">Am Anfang kein dynamisches Resampling --&gt; Partikelanzahl ist fix</text:p>
        </text:list-item>
      </text:list>
      <text:p text:style-name="P8"/>
      <text:list xml:id="list13307104008223" text:continue-numbering="true" text:style-name="L10">
        <text:list-item>
          <text:p text:style-name="P48">um zu verhindern, dass der Filter zu viele Abhängigkeiten (eigen etc.) hat, sollte er nur die Grundfunktionen beinhalten. Der Benutzer muss die Daten (Sensordaten etc.) selbs in die gewünschte Form bringen. Das machen wir im FilterNode.cpp mithilfe von ROS bzw. Obviously. Das zählt auch unter den Gedanken, dass der Filter, wenn möglich von ROS unabhängig ist.</text:p>
          <text:p text:style-name="P30"/>
        </text:list-item>
      </text:list>
      <text:p text:style-name="P31">Useful expressions:</text:p>
      <text:list xml:id="list4090781674787105941" text:style-name="L11">
        <text:list-item>
          <text:p text:style-name="P32">observation</text:p>
        </text:list-item>
        <text:list-item>
          <text:p text:style-name="P32">control – action</text:p>
        </text:list-item>
        <text:list-item>
          <text:p text:style-name="P33">motion step</text:p>
          <text:p text:style-name="P47"/>
        </text:list-item>
      </text:list>
      <text:p text:style-name="P7">ToDo:</text:p>
      <text:list xml:id="list13307963168959" text:continue-numbering="true" text:style-name="L11">
        <text:list-item>
          <text:p text:style-name="P34">Understand and implement kd-tree or other Clustering technik</text:p>
          <text:list>
            <text:list-item>
              <text:p text:style-name="P35">evtl. Do calculation of hypothesis in a single thread (pthread, boost, ...)</text:p>
            </text:list-item>
          </text:list>
        </text:list-item>
        <text:list-item>
          <text:p text:style-name="P36">How to sample from a gaussian normal distribution?</text:p>
        </text:list-item>
        <text:list-item>
          <text:p text:style-name="P2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Monospace"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11:56:57.187048829</meta:creation-date>
    <dc:date>2015-12-31T01:33:06.218822862</dc:date>
    <meta:editing-duration>PT10H49M20S</meta:editing-duration>
    <meta:editing-cycles>22</meta:editing-cycles>
    <meta:generator>LibreOffice/4.2.8.2$Linux_X86_64 LibreOffice_project/420m0$Build-2</meta:generator>
    <meta:document-statistic meta:table-count="0" meta:image-count="0" meta:object-count="0" meta:page-count="3" meta:paragraph-count="63" meta:word-count="628" meta:character-count="4171" meta:non-whitespace-character-count="3629"/>
  </office:meta>
</office:document-meta>
</file>